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ab6e" officeooo:paragraph-rsid="0002ab6e"/>
    </style:style>
    <style:style style:name="P2" style:family="paragraph" style:parent-style-name="Standard">
      <style:text-properties officeooo:rsid="0002ab6e" officeooo:paragraph-rsid="0004751a"/>
    </style:style>
    <style:style style:name="P3" style:family="paragraph" style:parent-style-name="Standard">
      <style:text-properties officeooo:rsid="0002ab6e" officeooo:paragraph-rsid="000f8d5d"/>
    </style:style>
    <style:style style:name="P4" style:family="paragraph" style:parent-style-name="Standard">
      <style:text-properties officeooo:rsid="0002ab6e" officeooo:paragraph-rsid="00110f5b"/>
    </style:style>
    <style:style style:name="P5" style:family="paragraph" style:parent-style-name="Standard">
      <style:text-properties fo:font-style="italic" officeooo:rsid="0002ab6e" officeooo:paragraph-rsid="0002ab6e" style:font-style-asian="italic" style:font-style-complex="italic"/>
    </style:style>
    <style:style style:name="P6" style:family="paragraph" style:parent-style-name="Standard">
      <style:text-properties fo:font-style="italic" officeooo:rsid="0002ab6e" officeooo:paragraph-rsid="000f8d5d" style:font-style-asian="italic" style:font-style-complex="italic"/>
    </style:style>
    <style:style style:name="P7" style:family="paragraph" style:parent-style-name="Standard">
      <style:text-properties fo:font-style="italic" officeooo:rsid="0002ab6e" officeooo:paragraph-rsid="00110f5b" style:font-style-asian="italic" style:font-style-complex="italic"/>
    </style:style>
    <style:style style:name="P8" style:family="paragraph" style:parent-style-name="Standard">
      <style:text-properties fo:font-style="normal" officeooo:rsid="0004751a" officeooo:paragraph-rsid="0004751a" style:font-style-asian="normal" style:font-style-complex="normal"/>
    </style:style>
    <style:style style:name="P9" style:family="paragraph" style:parent-style-name="Standard">
      <style:text-properties fo:font-style="normal" officeooo:rsid="000ac612" officeooo:paragraph-rsid="000ac612" style:font-style-asian="normal" style:font-style-complex="normal"/>
    </style:style>
    <style:style style:name="P10" style:family="paragraph" style:parent-style-name="Standard">
      <style:text-properties fo:font-style="normal" officeooo:rsid="000dd2f7" officeooo:paragraph-rsid="000dd2f7" style:font-style-asian="normal" style:font-style-complex="normal"/>
    </style:style>
    <style:style style:name="P11" style:family="paragraph" style:parent-style-name="Standard">
      <style:text-properties fo:font-style="normal" officeooo:rsid="000f1735" officeooo:paragraph-rsid="000f1735" style:font-style-asian="normal" style:font-style-complex="normal"/>
    </style:style>
    <style:style style:name="P12" style:family="paragraph" style:parent-style-name="Standard">
      <style:text-properties fo:font-style="normal" officeooo:rsid="0015608e" officeooo:paragraph-rsid="00178c5e" style:font-style-asian="normal" style:font-style-complex="normal"/>
    </style:style>
    <style:style style:name="P13" style:family="paragraph" style:parent-style-name="Standard">
      <style:text-properties fo:font-style="normal" officeooo:rsid="0015c9b2" officeooo:paragraph-rsid="00178c5e" style:font-style-asian="normal" style:font-style-complex="normal"/>
    </style:style>
    <style:style style:name="P14" style:family="paragraph" style:parent-style-name="Standard">
      <style:text-properties fo:font-style="normal" officeooo:rsid="00170685" officeooo:paragraph-rsid="00178c5e" style:font-style-asian="normal" style:font-style-complex="normal"/>
    </style:style>
    <style:style style:name="P15" style:family="paragraph" style:parent-style-name="Standard">
      <style:text-properties fo:font-style="normal" officeooo:rsid="00178c5e" officeooo:paragraph-rsid="00178c5e" style:font-style-asian="normal" style:font-style-complex="normal"/>
    </style:style>
    <style:style style:name="P16" style:family="paragraph" style:parent-style-name="Standard">
      <style:text-properties officeooo:rsid="0009d20a" officeooo:paragraph-rsid="0009d20a"/>
    </style:style>
    <style:style style:name="P17" style:family="paragraph" style:parent-style-name="Standard">
      <style:text-properties officeooo:rsid="0009d20a" officeooo:paragraph-rsid="000c6720"/>
    </style:style>
    <style:style style:name="P18" style:family="paragraph" style:parent-style-name="Standard">
      <style:text-properties officeooo:rsid="0009d20a" officeooo:paragraph-rsid="000f1735"/>
    </style:style>
    <style:style style:name="P19" style:family="paragraph" style:parent-style-name="Standard">
      <style:paragraph-properties fo:text-align="center" style:justify-single-word="false"/>
      <style:text-properties fo:font-size="16pt" fo:font-style="normal" officeooo:rsid="0009d20a" officeooo:paragraph-rsid="0009d20a" style:font-size-asian="16pt" style:font-style-asian="normal" style:font-size-complex="16pt" style:font-style-complex="normal"/>
    </style:style>
    <style:style style:name="P20" style:family="paragraph" style:parent-style-name="Standard">
      <style:paragraph-properties fo:text-align="center" style:justify-single-word="false"/>
      <style:text-properties fo:font-size="16pt" fo:font-style="normal" fo:font-weight="bold" officeooo:rsid="0009d20a" officeooo:paragraph-rsid="0009d20a" style:font-size-asian="16pt" style:font-style-asian="normal" style:font-weight-asian="bold" style:font-size-complex="16pt" style:font-style-complex="normal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6pt" fo:font-style="normal" fo:font-weight="bold" officeooo:rsid="001c16c2" officeooo:paragraph-rsid="001c16c2" style:font-size-asian="16pt" style:font-style-asian="normal" style:font-weight-asian="bold" style:font-size-complex="16pt" style:font-style-complex="normal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6pt" fo:font-weight="bold" officeooo:rsid="0009d20a" officeooo:paragraph-rsid="000f8d5d" style:font-size-asian="16pt" style:font-weight-asian="bold" style:font-size-complex="16pt" style:font-weight-complex="bold"/>
    </style:style>
    <style:style style:name="P23" style:family="paragraph" style:parent-style-name="Standard">
      <style:text-properties officeooo:rsid="000ac612" officeooo:paragraph-rsid="000ac612"/>
    </style:style>
    <style:style style:name="P24" style:family="paragraph" style:parent-style-name="Standard">
      <style:text-properties fo:font-weight="bold" officeooo:rsid="000ac612" officeooo:paragraph-rsid="000ac612" style:font-weight-asian="bold" style:font-weight-complex="bold"/>
    </style:style>
    <style:style style:name="P25" style:family="paragraph" style:parent-style-name="Standard">
      <style:text-properties fo:font-weight="bold" officeooo:rsid="000c6720" officeooo:paragraph-rsid="000c6720" style:font-weight-asian="bold" style:font-weight-complex="bold"/>
    </style:style>
    <style:style style:name="P26" style:family="paragraph" style:parent-style-name="Standard">
      <style:text-properties fo:font-weight="bold" officeooo:rsid="000c6720" officeooo:paragraph-rsid="000f1735" style:font-weight-asian="bold" style:font-weight-complex="bold"/>
    </style:style>
    <style:style style:name="P27" style:family="paragraph" style:parent-style-name="Standard">
      <style:text-properties fo:font-weight="bold" officeooo:rsid="000f1735" officeooo:paragraph-rsid="000f1735" style:font-weight-asian="bold" style:font-weight-complex="bold"/>
    </style:style>
    <style:style style:name="P28" style:family="paragraph" style:parent-style-name="Standard">
      <style:text-properties fo:font-weight="bold" officeooo:rsid="0002ab6e" officeooo:paragraph-rsid="00110f5b" style:font-weight-asian="bold" style:font-weight-complex="bold"/>
    </style:style>
    <style:style style:name="P29" style:family="paragraph" style:parent-style-name="Standard">
      <style:text-properties fo:font-weight="bold" officeooo:rsid="0002ab6e" officeooo:paragraph-rsid="000f8d5d" style:font-weight-asian="bold" style:font-weight-complex="bold"/>
    </style:style>
    <style:style style:name="P30" style:family="paragraph" style:parent-style-name="Standard">
      <style:text-properties fo:font-weight="bold" officeooo:rsid="0002ab6e" officeooo:paragraph-rsid="0002ab6e" style:font-weight-asian="bold" style:font-weight-complex="bold"/>
    </style:style>
    <style:style style:name="P31" style:family="paragraph" style:parent-style-name="Standard">
      <style:text-properties officeooo:rsid="000c6720" officeooo:paragraph-rsid="000ac612"/>
    </style:style>
    <style:style style:name="P32" style:family="paragraph" style:parent-style-name="Standard">
      <style:text-properties officeooo:rsid="000c6720" officeooo:paragraph-rsid="000c6720"/>
    </style:style>
    <style:style style:name="P33" style:family="paragraph" style:parent-style-name="Standard">
      <style:text-properties officeooo:rsid="000c6720" officeooo:paragraph-rsid="000f1735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officeooo:rsid="000e12e7" officeooo:paragraph-rsid="000e12e7" style:font-size-asian="10.5pt" style:font-style-asian="normal" style:font-size-complex="12pt" style:font-style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style="normal" fo:font-weight="bold" officeooo:rsid="000e12e7" officeooo:paragraph-rsid="000e12e7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style="normal" fo:font-weight="normal" officeooo:rsid="000f104b" officeooo:paragraph-rsid="000f104b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style="normal" fo:font-weight="normal" officeooo:rsid="000f1735" officeooo:paragraph-rsid="000f1735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style="normal" fo:font-weight="normal" officeooo:rsid="0004751a" officeooo:paragraph-rsid="000f8d5d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style="normal" fo:font-weight="normal" officeooo:rsid="0004751a" officeooo:paragraph-rsid="00110f5b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style="normal" fo:font-weight="normal" officeooo:rsid="00110f5b" officeooo:paragraph-rsid="00114857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style="normal" fo:font-weight="normal" officeooo:rsid="00114857" officeooo:paragraph-rsid="00114857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style="normal" fo:font-weight="normal" officeooo:rsid="000dd2f7" officeooo:paragraph-rsid="00178c5e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style="normal" fo:font-weight="normal" officeooo:rsid="00178c5e" officeooo:paragraph-rsid="00178c5e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style="normal" fo:font-weight="normal" officeooo:rsid="0017e649" officeooo:paragraph-rsid="0017e649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style="normal" fo:font-weight="normal" officeooo:rsid="00198f90" officeooo:paragraph-rsid="00198f90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style="normal" fo:font-weight="normal" officeooo:rsid="001b6ff1" officeooo:paragraph-rsid="001b6ff1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style="normal" fo:font-weight="normal" officeooo:rsid="001c16c2" officeooo:paragraph-rsid="001c16c2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style="normal" fo:font-weight="normal" officeooo:rsid="001c4dd0" officeooo:paragraph-rsid="001c4dd0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style="normal" fo:font-weight="normal" officeooo:rsid="001c4dd0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style="normal" fo:font-weight="normal" officeooo:rsid="001c6f90" officeooo:paragraph-rsid="001c6f90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style="normal" fo:font-weight="normal" officeooo:rsid="0021ae00" officeooo:paragraph-rsid="0021ae00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style="normal" fo:font-weight="normal" officeooo:rsid="0021e631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e12e7" officeooo:paragraph-rsid="001fb3d6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e631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1e631" officeooo:paragraph-rsid="0021e631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fb3d6" officeooo:paragraph-rsid="001fb3d6" style:font-size-asian="10.5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c6f90" officeooo:paragraph-rsid="001c6f90" style:font-size-asian="10.5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text-properties fo:font-weight="normal" officeooo:rsid="0009d20a" officeooo:paragraph-rsid="000f1735" style:font-weight-asian="normal" style:font-weight-complex="normal"/>
    </style:style>
    <style:style style:name="P59" style:family="paragraph" style:parent-style-name="Standard">
      <style:text-properties fo:font-weight="normal" officeooo:rsid="000f8d5d" officeooo:paragraph-rsid="000f8d5d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1c6f90" officeooo:paragraph-rsid="001c6f90" style:font-size-asian="14pt" style:font-style-asian="normal" style:font-weight-asian="bold" style:font-size-complex="14pt" style:font-style-complex="normal" style:font-weight-complex="bold"/>
    </style:style>
    <style:style style:name="P61" style:family="paragraph" style:parent-style-name="Standard">
      <style:paragraph-properties fo:break-before="page"/>
      <style:text-properties fo:font-style="normal" officeooo:rsid="000dd2f7" officeooo:paragraph-rsid="000dd2f7" style:font-style-asian="normal" style:font-style-complex="normal"/>
    </style:style>
    <style:style style:name="P62" style:family="paragraph" style:parent-style-name="Standard">
      <style:paragraph-properties fo:break-before="page"/>
      <style:text-properties fo:font-style="normal" officeooo:rsid="0015608e" officeooo:paragraph-rsid="00178c5e" style:font-style-asian="normal" style:font-style-complex="normal"/>
    </style:style>
    <style:style style:name="P63" style:family="paragraph" style:parent-style-name="Standard">
      <style:paragraph-properties fo:text-align="center" style:justify-single-word="false" fo:break-before="page"/>
      <style:text-properties fo:font-size="16pt" fo:font-style="normal" fo:font-weight="bold" officeooo:rsid="001c16c2" officeooo:paragraph-rsid="001c16c2" style:font-size-asian="16pt" style:font-style-asian="normal" style:font-weight-asian="bold" style:font-size-complex="16pt" style:font-style-complex="normal" style:font-weight-complex="bold"/>
    </style:style>
    <style:style style:name="P64" style:family="paragraph" style:parent-style-name="Standard">
      <style:paragraph-properties fo:text-align="center" style:justify-single-word="false" fo:break-before="page"/>
      <style:text-properties fo:font-size="16pt" fo:font-weight="bold" officeooo:rsid="0009d20a" officeooo:paragraph-rsid="0009d20a" style:font-size-asian="16pt" style:font-weight-asian="bold" style:font-size-complex="16pt" style:font-weight-complex="bold"/>
    </style:style>
    <style:style style:name="P65" style:family="paragraph" style:parent-style-name="Standard">
      <style:paragraph-properties fo:text-align="start" style:justify-single-word="false" fo:break-before="page"/>
      <style:text-properties fo:font-size="12pt" fo:font-style="normal" fo:font-weight="normal" officeooo:rsid="0017e649" officeooo:paragraph-rsid="0017e649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start" style:justify-single-word="false" fo:break-before="page"/>
      <style:text-properties fo:font-size="12pt" fo:font-style="normal" fo:font-weight="normal" officeooo:rsid="002627d8" officeooo:paragraph-rsid="002627d8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104b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style="normal" fo:font-weight="normal" officeooo:rsid="000f104b" officeooo:paragraph-rsid="000f1735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style="normal" fo:font-weight="normal" officeooo:rsid="002627d8" officeooo:paragraph-rsid="002627d8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style="normal" fo:font-weight="normal" officeooo:rsid="002627d8" officeooo:paragraph-rsid="002a026f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style="normal" fo:font-weight="bold" officeooo:rsid="002a026f" officeooo:paragraph-rsid="002a026f" style:font-size-asian="10.5pt" style:font-style-asian="normal" style:font-weight-asian="bold" style:font-size-complex="12pt" style:font-style-complex="normal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9f688" officeooo:paragraph-rsid="0029f688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2a026f" officeooo:paragraph-rsid="002a026f" style:font-size-asian="10.5pt" style:font-weight-asian="bold" style:font-size-complex="12pt" style:font-weight-complex="bold"/>
    </style:style>
    <style:style style:name="P74" style:family="paragraph" style:parent-style-name="Standard">
      <style:text-properties fo:font-size="10pt" officeooo:rsid="0002ab6e" officeooo:paragraph-rsid="000f8d5d" style:font-size-asian="10pt" style:font-size-complex="10pt"/>
    </style:style>
    <style:style style:name="P75" style:family="paragraph" style:parent-style-name="Standard">
      <style:text-properties fo:font-size="10pt" officeooo:rsid="0002ab6e" officeooo:paragraph-rsid="00110f5b" style:font-size-asian="10pt" style:font-size-complex="10pt"/>
    </style:style>
    <style:style style:name="P76" style:family="paragraph" style:parent-style-name="Standard">
      <style:text-properties fo:font-size="10pt" officeooo:rsid="0002ab6e" officeooo:paragraph-rsid="0004751a" style:font-size-asian="10pt" style:font-size-complex="10pt"/>
    </style:style>
    <style:style style:name="P77" style:family="paragraph" style:parent-style-name="Standard">
      <style:text-properties fo:font-style="italic" officeooo:rsid="0002ab6e" officeooo:paragraph-rsid="000f8d5d" style:font-style-asian="italic" style:font-style-complex="italic"/>
    </style:style>
    <style:style style:name="P78" style:family="paragraph" style:parent-style-name="Standard">
      <style:text-properties fo:font-style="italic" officeooo:rsid="0002ab6e" officeooo:paragraph-rsid="00110f5b" style:font-style-asian="italic" style:font-style-complex="italic"/>
    </style:style>
    <style:style style:name="P79" style:family="paragraph" style:parent-style-name="Standard">
      <style:text-properties fo:font-style="italic" officeooo:rsid="0002ab6e" officeooo:paragraph-rsid="0002ab6e" style:font-style-asian="italic" style:font-style-complex="italic"/>
    </style:style>
    <style:style style:name="P80" style:family="paragraph" style:parent-style-name="Standard">
      <style:text-properties fo:font-weight="bold" officeooo:rsid="0004751a" officeooo:paragraph-rsid="00110f5b" style:font-weight-asian="bold" style:font-weight-complex="bold"/>
    </style:style>
    <style:style style:name="P81" style:family="paragraph" style:parent-style-name="Standard">
      <style:paragraph-properties fo:text-align="center" style:justify-single-word="false"/>
      <style:text-properties fo:font-size="16pt" fo:font-weight="bold" officeooo:rsid="0009d20a" officeooo:paragraph-rsid="000f8d5d" style:font-size-asian="16pt" style:font-weight-asian="bold" style:font-size-complex="16pt" style:font-weight-complex="bold"/>
    </style:style>
    <style:style style:name="P82" style:family="paragraph" style:parent-style-name="Standard">
      <style:text-properties fo:font-style="normal" officeooo:rsid="000dd2f7" officeooo:paragraph-rsid="000dd2f7" style:font-style-asian="normal" style:font-style-complex="normal"/>
    </style:style>
    <style:style style:name="P83" style:family="paragraph" style:parent-style-name="Standard">
      <style:text-properties fo:font-style="normal" officeooo:rsid="002d8adc" officeooo:paragraph-rsid="002d8adc" style:font-style-asian="normal" style:font-style-complex="normal"/>
    </style:style>
    <style:style style:name="P84" style:family="paragraph" style:parent-style-name="Standard">
      <style:text-properties fo:font-style="normal" officeooo:rsid="002dba3c" officeooo:paragraph-rsid="002dba3c" style:font-style-asian="normal" style:font-style-complex="normal"/>
    </style:style>
    <style:style style:name="P85" style:family="paragraph" style:parent-style-name="Standard">
      <style:paragraph-properties fo:text-align="start" style:justify-single-word="false" fo:break-before="page"/>
      <style:text-properties fo:font-size="12pt" fo:font-weight="normal" officeooo:rsid="0029f688" officeooo:paragraph-rsid="0029f688" style:font-size-asian="10.5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98f90" style:font-style-asian="italic" style:font-style-complex="italic"/>
    </style:style>
    <style:style style:name="T3" style:family="text">
      <style:text-properties officeooo:rsid="0004751a"/>
    </style:style>
    <style:style style:name="T4" style:family="text">
      <style:text-properties officeooo:rsid="0005cd91"/>
    </style:style>
    <style:style style:name="T5" style:family="text">
      <style:text-properties officeooo:rsid="000ac61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c6720"/>
    </style:style>
    <style:style style:name="T8" style:family="text">
      <style:text-properties officeooo:rsid="000f1735"/>
    </style:style>
    <style:style style:name="T9" style:family="text">
      <style:text-properties officeooo:rsid="000f8d5d"/>
    </style:style>
    <style:style style:name="T10" style:family="text">
      <style:text-properties officeooo:rsid="00114857"/>
    </style:style>
    <style:style style:name="T11" style:family="text">
      <style:text-properties officeooo:rsid="00170685"/>
    </style:style>
    <style:style style:name="T12" style:family="text">
      <style:text-properties fo:font-style="normal" officeooo:rsid="00170685" style:font-style-asian="normal" style:font-style-complex="normal"/>
    </style:style>
    <style:style style:name="T13" style:family="text">
      <style:text-properties officeooo:rsid="00178c5e"/>
    </style:style>
    <style:style style:name="T14" style:family="text">
      <style:text-properties officeooo:rsid="00198f90"/>
    </style:style>
    <style:style style:name="T15" style:family="text">
      <style:text-properties officeooo:rsid="001a52aa"/>
    </style:style>
    <style:style style:name="T16" style:family="text">
      <style:text-properties officeooo:rsid="001c16c2"/>
    </style:style>
    <style:style style:name="T17" style:family="text">
      <style:text-properties officeooo:rsid="0021e631"/>
    </style:style>
    <style:style style:name="T18" style:family="text">
      <style:text-properties officeooo:rsid="002627d8"/>
    </style:style>
    <style:style style:name="T19" style:family="text">
      <style:text-properties officeooo:rsid="002720ed"/>
    </style:style>
    <style:style style:name="T20" style:family="text">
      <style:text-properties officeooo:rsid="0029f688"/>
    </style:style>
    <style:style style:name="T21" style:family="text">
      <style:text-properties officeooo:rsid="002a026f"/>
    </style:style>
    <style:style style:name="T22" style:family="text">
      <style:text-properties officeooo:rsid="002b211b"/>
    </style:style>
    <style:style style:name="T23" style:family="text">
      <style:text-properties officeooo:rsid="002dba3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Testy systemu logowania i zgłaszania błędów</text:p>
      <text:p text:style-name="P21"/>
      <text:p text:style-name="P47">W systemie można wyróżnić trzy <text:span text:style-name="T18">podstawowe,</text:span> <text:span text:style-name="T18">niezwiązane ze sobą funkcjonalności</text:span>:</text:p>
      <text:p text:style-name="P47">1. rejestracja logów (logs),</text:p>
      <text:p text:style-name="P47">2. rejestracja błędów (crash reports),</text:p>
      <text:p text:style-name="P47">3. wysyłanie informacji o błędach.</text:p>
      <text:p text:style-name="P47"/>
      <text:p text:style-name="P60">1. Rejestracja logów</text:p>
      <text:p text:style-name="P50"/>
      <text:p text:style-name="P57">Wstęp</text:p>
      <text:p text:style-name="P47">Logi zapisywane są w folderze ~/.obci/logs</text:p>
      <text:p text:style-name="P51">Przy każdym uruchomieniu obci_server tworzony jest nowy folder w ~/.obci/logs. <text:span text:style-name="T23">W folderze tworzony jest plik bazodanowy sqlite z logami obci_servera. Ponadto, dla każdego uruchomionego </text:span>w obci<text:span text:style-name="T16"> eksperymentu tworzony jest w tym folderze plik bazodanowy. </text:span>W<text:span text:style-name="T16"> pliku zapisywane są informacje o działaniu systemu. Jeżeli jednocześnie uruchomiony został </text:span>S<text:span text:style-name="T16">varog, </text:span>wtedy <text:span text:style-name="T16">w tym samym folderze, w pliku svarog.log zapisywane </text:span>są<text:span text:style-name="T16"> informacje o działaniu systemu Svarog. Po zamknięciu obci, </text:span>dodatkowo, <text:span text:style-name="T16">scalona zawartość wszystkich wygenerowanych plików jest dopisywana do pliku ~/.obci/logs/logs.sqlite. </text:span>Folder i jego zawartość nie są usuwane. </text:p>
      <text:p text:style-name="P48"/>
      <text:p text:style-name="P52">Jeżeli po zamknięciu obci_server Svarog pozostanie uruchomiony, kolejne logi będą zapisywane w pliku ~/.obci/logs/svarog.log.</text:p>
      <text:p text:style-name="P49"/>
      <text:p text:style-name="P48">Jeżeli Svarog został uruchomiony samodzielnie <text:span text:style-name="T17">(bez obci_server)</text:span>, logi będą zapisywane w pliku ~/.obci/<text:span text:style-name="T17">logs/svarog.log. Wtedy, uruchomienie obci_server spowoduje wygenerowanie nowego folderu, w którym nie będą zapisywane informacje ze Svaroga (Svarog cały czas będzie zapisywał swoje logi w ~/.obci/logs/svarog.log). Po zamknięciu obci_server scalone logi zostaną dopisane do pliku ~/.obci/logs/logs.sqlite bez uwzględnienia logów ze Svaroga (tzn. bez uwzględnienia części informacji z przeprowadzonego eksperymentu, które w tym czasie były zapisywane w ~/.obci/logs/svarog.log).</text:span></text:p>
      <text:p text:style-name="P48"/>
      <text:p text:style-name="P56">Cel testów</text:p>
      <text:p text:style-name="P53">Weryfikacja poprawności <text:span text:style-name="T17">rejestracji logów na podstawie powyższego opisu.</text:span></text:p>
      <text:p text:style-name="P53"/>
      <text:p text:style-name="P55">Założenia początkowe</text:p>
      <text:p text:style-name="P54">Testy przeprowadzane są na komputerze z systemem Ubuntu16.04, z zainstalowanymi pakietami obci i Svarog.</text:p>
      <text:p text:style-name="P54"/>
      <text:p text:style-name="P55">Kryterium akcpetacji testów</text:p>
      <text:p text:style-name="P67">- przejście wszystkich testów jednostkowych’</text:p>
      <text:p text:style-name="P67">- zawartości folderu ~/.obci/logs po przeprowadzeniu testów zgodna z oczekiwaniami.</text:p>
      <text:p text:style-name="P66">2. Rejestracja błędów</text:p>
      <text:p text:style-name="P69"/>
      <text:p text:style-name="P71">Wstęp</text:p>
      <text:p text:style-name="P70"><text:span text:style-name="T21">B</text:span>ł<text:span text:style-name="T21">ą</text:span>d powoduje wygenerowanie raportu (tzw. “crash report”). <text:span text:style-name="T21">Raport jest generowany z pliku logs.sqlite. Zawiera pełną informacja o eksperymencie, podczas którego błąd wystąpił (z dokładnością do samodzielnie uruchomionego Svarog-a). Składany jest w formacie JSON i u</text:span>mieszczany w folderze ~/.obci/crash_reports. <text:span text:style-name="T19">U</text:span>żytkownik informowany jest o wystąpieniu błędu <text:span text:style-name="T20">i pytany o zgodę na przesłanie raportu do Sentry (dedykowanego serwera). Odmowa użytkownika pozostawia folder ~/.obci/ bez zmian.</text:span></text:p>
      <text:p text:style-name="P20"/>
      <text:p text:style-name="P20">Szkic testów systemu logowania <text:span text:style-name="T9">(log)</text:span></text:p>
      <text:p text:style-name="P19"/>
      <text:p text:style-name="P34"><text:span text:style-name="T6">Cel:<text:line-break/></text:span>Weryfikacja poprawności działania systemu <text:span text:style-name="T8">zapisywania informacji systemu</text:span>.</text:p>
      <text:p text:style-name="P34"/>
      <text:p text:style-name="P35">Warunki początkowe:</text:p>
      <text:p text:style-name="P34">- Ubuntu 16.04</text:p>
      <text:p text:style-name="P34">- obci, svarog.</text:p>
      <text:p text:style-name="P34"/>
      <text:p text:style-name="P35">Kryterium akceptacji testów:</text:p>
      <text:p text:style-name="P68">.</text:p>
      <text:p text:style-name="P36"/>
      <text:p text:style-name="P37">Logi są zapisywane w <text:span text:style-name="T10">formacie</text:span> sqlite. Można je przeglądać, np. <text:span text:style-name="T9">p</text:span>rogramem sqliteman.</text:p>
      <text:p text:style-name="P36"/>
      <text:p text:style-name="P29"><text:span text:style-name="T3">Podstawowe przypadki użycia</text:span>:</text:p>
      <text:p text:style-name="P29"/>
      <text:p text:style-name="P3">1. Użytkownik chce wczytać zapisany sygnał.</text:p>
      <text:p text:style-name="P3"/>
      <text:p text:style-name="P6">&gt;&gt;&gt; svarog</text:p>
      <text:p text:style-name="P3"/>
      <text:p text:style-name="P3">2. Użytkownik chce uruchomić wybrany scenariusz <text:span text:style-name="T3">bez analizowania sygnału</text:span>.</text:p>
      <text:p text:style-name="P3"/>
      <text:p text:style-name="P6">&gt;&gt;&gt; obci gui</text:p>
      <text:p text:style-name="P3"/>
      <text:p text:style-name="P3">3. Użytkownik chce uruchomić scenariusz i analizować sygnał online.</text:p>
      <text:p text:style-name="P74"/>
      <text:p text:style-name="P6">&gt;&gt;&gt; svarog &amp; obci gui</text:p>
      <text:p text:style-name="P6"/>
      <text:p text:style-name="P38">Każda z możliwości powinna zostać oddzielnie przetestowana.</text:p>
      <text:p text:style-name="P40"/>
      <text:p text:style-name="P40">Po wykonaniu <text:span text:style-name="T10">każdego </text:span>scenariusza należy przejrzeć zawartość katalogu ~/.obci/<text:span text:style-name="T10">logs</text:span>. Porównać ją z oczekiwanym rezultatem.</text:p>
      <text:p text:style-name="P62">Ad. 1 Użytkownik wczytuje zapisany sygnał <text:span text:style-name="T13">(Svarog w trybie online)</text:span></text:p>
      <text:p text:style-name="P12"/>
      <text:p text:style-name="P12"/>
      <text:p text:style-name="P13">Pobranie sygnału testowego.</text:p>
      <text:p text:style-name="P13">Uruchomienie <text:span text:style-name="T11">S</text:span>varoga.</text:p>
      <text:p text:style-name="P13">Wczytanie sygnału <text:span text:style-name="T11">testowego.</text:span></text:p>
      <text:p text:style-name="P14">Zamknięcie Svaroga</text:p>
      <text:p text:style-name="P15">Sprawdzenie stanu logów</text:p>
      <text:p text:style-name="P15"/>
      <text:p text:style-name="P15">Ad. 2 Użytkownik uruchamia obci</text:p>
      <text:p text:style-name="P15"/>
      <text:p text:style-name="P15">Uruchomienie obci</text:p>
      <text:p text:style-name="P15">Uruchomienie wybranego scenariusza</text:p>
      <text:p text:style-name="P15">Zatrzymanie scenariusza</text:p>
      <text:p text:style-name="P15">Zamknięcie obci</text:p>
      <text:p text:style-name="P15">Sprawdzenie stanu logów</text:p>
      <text:p text:style-name="P15"/>
      <text:p text:style-name="P15">Ad. 3 Użytkownik uruchamia wybrany scenariusz i analizuje sygnał</text:p>
      <text:p text:style-name="P13"/>
      <text:p text:style-name="P15">Uruchomienie obci</text:p>
      <text:p text:style-name="P15">Uruchomienie wybranego scenariusza</text:p>
      <text:p text:style-name="P15">Uruchomienie Svaroga</text:p>
      <text:p text:style-name="P15">Przekazanie sygnału z obci do Svaroga</text:p>
      <text:p text:style-name="P15">Zakończenie eksperymentu w Svarogu</text:p>
      <text:p text:style-name="P15">Zamknięcie Svaroga</text:p>
      <text:p text:style-name="P15">Zatrzymanie scenariusza eksperymentu</text:p>
      <text:p text:style-name="P15">Zamknięcie obci</text:p>
      <text:p text:style-name="P15">Sprawdzenie stanu logów</text:p>
      <text:p text:style-name="P15"/>
      <text:p text:style-name="P15">Ad. 4 Użytkownik uruchamia wybrany scenariusz z poziomu Svaroga</text:p>
      <text:p text:style-name="P15"/>
      <text:p text:style-name="P15">Uruchomienie obci</text:p>
      <text:p text:style-name="P15">Uruchomienie Svarog-a</text:p>
      <text:p text:style-name="P15">Wybranie sygnału</text:p>
      <text:p text:style-name="P15">Zatrzymanie scenariusza eksperymentu</text:p>
      <text:p text:style-name="P15">Zamknięcie Svaroga</text:p>
      <text:p text:style-name="P15">Zamknięcie obci</text:p>
      <text:p text:style-name="P15">Sprawdzenie stanu logów</text:p>
      <text:p text:style-name="P12"/>
      <text:p text:style-name="P12"/>
      <text:p text:style-name="P13">Pobranie sygnału testowego:</text:p>
      <text:p text:style-name="P13">https://www.dropbox.com/s/xs2w5jimvg4ofuh/test_signal.tar.gz?dl=0</text:p>
      <text:p text:style-name="P13"/>
      <text:p text:style-name="P13">cd Downloads</text:p>
      <text:p text:style-name="P13">Pobierz </text:p>
      <text:p text:style-name="P12">Wpisz w terminalu:</text:p>
      <text:p text:style-name="P12">$ svarog</text:p>
      <text:p text:style-name="P12"/>
      <text:p text:style-name="P12">W menu wybierz File → Open Signal</text:p>
      <text:p text:style-name="P42"/>
      <text:p text:style-name="P64">Szkic testów <text:span text:style-name="T5">systemu zapisywania błędów (crash report)</text:span></text:p>
      <text:p text:style-name="P1"/>
      <text:p text:style-name="P27">Cel:</text:p>
      <text:p text:style-name="P33">Weryfikacja poprawności działania mechanizmu <text:span text:style-name="T8">zapisywania</text:span> błędów.</text:p>
      <text:p text:style-name="P58"/>
      <text:p text:style-name="P26">Warunki początkowe:</text:p>
      <text:p text:style-name="P18">- <text:span text:style-name="T7">Ubuntu 16.04</text:span></text:p>
      <text:p text:style-name="P18">- <text:span text:style-name="T7">obci, svarog</text:span></text:p>
      <text:p text:style-name="P18">- <text:span text:style-name="T7">w</text:span>arunkiem koniecznym <text:span text:style-name="T9">wygenerowania</text:span> “crash report” jest pojawienie się błędu. Dlatego na potrzeby testowania <text:span text:style-name="T5">systemu zapisywania</text:span> błędów należy przyjąć zestaw błędów, które generowane będą celowo.</text:p>
      <text:p text:style-name="P58"/>
      <text:p text:style-name="P27">Kryterium akceptacji testów:</text:p>
      <text:p text:style-name="P59">Przejście wszystkich testów jednostkowych. Wszystkie raporty <text:span text:style-name="T10">w ~/.obci/crash_reports </text:span>zawierają informacje zgodne z przewidywanymi w danym scenariuszu.</text:p>
      <text:p text:style-name="P59"/>
      <text:p text:style-name="P80">Podstawowe przypadki użycia:</text:p>
      <text:p text:style-name="P28"/>
      <text:p text:style-name="P4">1. Użytkownik chce wczytać zapisany sygnał.</text:p>
      <text:p text:style-name="P4"/>
      <text:p text:style-name="P7">&gt;&gt;&gt; svarog</text:p>
      <text:p text:style-name="P4"/>
      <text:p text:style-name="P4">2. Użytkownik chce uruchomić wybrany scenariusz <text:span text:style-name="T3">bez analizowania sygnału</text:span>.</text:p>
      <text:p text:style-name="P4"/>
      <text:p text:style-name="P7">&gt;&gt;&gt; obci gui</text:p>
      <text:p text:style-name="P4"/>
      <text:p text:style-name="P4">3. Użytkownik chce uruchomić scenariusz i analizować sygnał online.</text:p>
      <text:p text:style-name="P75"/>
      <text:p text:style-name="P75">W tym celu może wywołać jedną z dwóch komend.</text:p>
      <text:p text:style-name="P4">A. <text:span text:style-name="T1">&gt;&gt;&gt; obci gui &amp; svarog</text:span></text:p>
      <text:p text:style-name="P4">B. <text:span text:style-name="T1">&gt;&gt;&gt; svarog &amp; obc</text:span><text:span text:style-name="T2">i</text:span><text:span text:style-name="T1"> gui</text:span></text:p>
      <text:p text:style-name="P7"/>
      <text:p text:style-name="P39">Każda z możliwości powinna zostać oddzielnie przetestowana.</text:p>
      <text:p text:style-name="P39"/>
      <text:p text:style-name="P41">Po wykonaniu każdego scenariusza należy przejrzeć zawartość katalogu ~/.obci/crash_reports. Porównać ją z oczekiwanym rezultatem.</text:p>
      <text:p text:style-name="P65">Przy przeprowadzaniu testów użytkownik za każdym razem odrzuca wysyłanie raportu (testując jednocześnie scenariusz odrzucania crash reportu)</text:p>
      <text:p text:style-name="P43"/>
      <text:p text:style-name="P43">Ad. 1</text:p>
      <text:p text:style-name="P44">Uruchom Svaroga</text:p>
      <text:p text:style-name="P44">Wywołaj błąd w Svarog-u <text:span text:style-name="T15">(propozycja – odświeżenie listy z eksperymentami bez włączonego obci)</text:span></text:p>
      <text:p text:style-name="P44">Zamknij Svaroga</text:p>
      <text:p text:style-name="P44">Przejrzyj logi i crash reports</text:p>
      <text:p text:style-name="P44"/>
      <text:p text:style-name="P44">Ad.2 </text:p>
      <text:p text:style-name="P44">Uruchom obci</text:p>
      <text:p text:style-name="P44">Wywołaj błąd w obci</text:p>
      <text:p text:style-name="P44">Zamknij obci</text:p>
      <text:p text:style-name="P44">Przejrzyj logi i crash reports</text:p>
      <text:p text:style-name="P43"/>
      <text:p text:style-name="P44">Ad.3<text:span text:style-name="T14">a</text:span></text:p>
      <text:p text:style-name="P44">Uruchom obci</text:p>
      <text:p text:style-name="P45">Wybierz scenariusz</text:p>
      <text:p text:style-name="P45">Uruchom Svarog-a</text:p>
      <text:p text:style-name="P45">Wybierz sygnał</text:p>
      <text:p text:style-name="P45">Wywołaj błąd w działającym obci (czy tylko w obci czy potem w svarogu, potem w obci I svarogu I svarogu obci)</text:p>
      <text:p text:style-name="P45">Zamknij wszystko</text:p>
      <text:p text:style-name="P45">Przejrzyj logi</text:p>
      <text:p text:style-name="P45"/>
      <text:p text:style-name="P45">Ad. 3b</text:p>
      <text:p text:style-name="P45">Uruchom svaroga</text:p>
      <text:p text:style-name="P46">Wybierz scenariusz</text:p>
      <text:p text:style-name="P85">3. Wysyłanie informacji o błędach</text:p>
      <text:p text:style-name="P72"/>
      <text:p text:style-name="P73">Wstęp</text:p>
      <text:p text:style-name="P72">Po wystąpieniu błędu raport umieszczany jest w folderze ~/.obci/crash_reports. <text:span text:style-name="T22">Następnie</text:span> wyświetlane jest okno dialogowe z informacją o wystąpieniu błędu i pytaniem o pozwolenie na przesłanie raportu do Sentry. Jeżeli użytkownik odmówi raport pozostaje w katalogu ~/.obci/crash_reports. Jeżeli folder ~/.obci/crash_reports nie jest pusty <text:span text:style-name="T22">okno dialogowe</text:span> jest <text:span text:style-name="T22">ponownie wyświetlane po upływie</text:span> … Jeżeli użytkownik zezwoli na wysłanie, raport <text:span text:style-name="T23">zostaje uzupełniony o opcjonalne informacje wprowadzone przez użytkownika (mail i komunikat), a następnie</text:span> zostaje przeniesiony do folderu ~/.obci/crash_reports_to_send. <text:span text:style-name="T22">Po pomyślnym wysłaniu</text:span> raport zostani<text:span text:style-name="T22">e </text:span>usunięty z komputera użytkownika. Jeżeli z jakiegoś powodu nie można wysłać raportu (np. brak połączenia z internetem lub odmowa serwera) raport pozostaje w folderze ~/.obci/crash_reports_to_send. <text:span text:style-name="T22">Po upływie … / po … próbach raport zostaje przeniesiony do folderu ~/.obci/crash_reports_send_failed, a system przestaje podejmować próby wysłania.</text:span> <text:s/></text:p>
      <text:p text:style-name="P22"/>
      <text:p text:style-name="P22">Szkic testów <text:span text:style-name="T5">systemu przesyłania błędów (send crash report)</text:span></text:p>
      <text:p text:style-name="P22"/>
      <text:p text:style-name="P25">Cel:</text:p>
      <text:p text:style-name="P32">Weryfikacja poprawności działania mechanizmu <text:span text:style-name="T8">przesyłania</text:span> błędów.</text:p>
      <text:p text:style-name="P17"/>
      <text:p text:style-name="P25">Warunki początkowej:</text:p>
      <text:p text:style-name="P17">- <text:span text:style-name="T7">Ubuntu 16.04</text:span></text:p>
      <text:p text:style-name="P17">- <text:span text:style-name="T7">obci, svarog</text:span></text:p>
      <text:p text:style-name="P17">- <text:span text:style-name="T7">w</text:span>arunkiem koniecznym wy<text:span text:style-name="T9">generowania</text:span> “crash report” jest pojawienie się błędu. Dlatego na potrzeby testowania <text:span text:style-name="T5">systemu zgłaszania</text:span> błędów należy przyjąć zestaw błędów, które generowane będą celowo.</text:p>
      <text:p text:style-name="P16"/>
      <text:p text:style-name="P24">Kryterium akceptacji testów:</text:p>
      <text:p text:style-name="P23"><text:span text:style-name="T10">Przejście wszystkich testów jednostkowych. </text:span>Wszystkie “<text:span text:style-name="T8">crash report”</text:span> zostały przesłane do Sentry, jeżeli użytkownik nie zażądał inaczej. <text:span text:style-name="T8">Raporty nie przesłane (czy to z woli użytkownika, czy z powodu braku połączenia z internetem) znajdują się w przewidzianym na to miejscu.</text:span></text:p>
      <text:p text:style-name="P31"/>
      <text:p text:style-name="P30"><text:span text:style-name="T3">Podstawowe przypadki użycia</text:span>:</text:p>
      <text:p text:style-name="P30"/>
      <text:p text:style-name="P1">1. Użytkownik chce wczytać zapisany sygnał.</text:p>
      <text:p text:style-name="P1"/>
      <text:p text:style-name="P5">&gt;&gt;&gt; svarog <text:span text:style-name="T12">(tryb offline)</text:span></text:p>
      <text:p text:style-name="P1"/>
      <text:p text:style-name="P1">2. Użytkownik chce uruchomić wybrany scenariusz <text:span text:style-name="T3">bez analizowania sygnału</text:span>.</text:p>
      <text:p text:style-name="P1"/>
      <text:p text:style-name="P5">&gt;&gt;&gt; obci gui</text:p>
      <text:p text:style-name="P1"/>
      <text:p text:style-name="P2">3. Użytkownik chce uruchomić scenariusz i analizować sygnał online.</text:p>
      <text:p text:style-name="P76"/>
      <text:p text:style-name="P76">W tym celu może wywołać jedną z dwóch komend.</text:p>
      <text:p text:style-name="P1">A. <text:span text:style-name="T1">&gt;&gt;&gt; obci gui &amp; svarog </text:span><text:span text:style-name="T12">(przekazanie scenariusza ekseprymentu svarogowi)</text:span></text:p>
      <text:p text:style-name="P1">B. <text:span text:style-name="T1">&gt;&gt;&gt; svarog &amp; obci gui </text:span><text:span text:style-name="T12">(załadowanie scenariusza eksperymentu z poziomu svaroga)</text:span></text:p>
      <text:p text:style-name="P5"/>
      <text:p text:style-name="P8">Każda z możliwości powinna zostać oddzielnie przetestowana.</text:p>
      <text:p text:style-name="P8"/>
      <text:p text:style-name="P8">Wszystkie scenariusze testowe powinny być przeprowadzane dla trzech przypadków:</text:p>
      <text:p text:style-name="P8">1. Komputer użytkownika jest podłączony do sieci <text:span text:style-name="T4">i</text:span> wystąpił błąd.</text:p>
      <text:p text:style-name="P8"><text:soft-page-break/>2. Komputer nie jest podłączony do sieci <text:span text:style-name="T4">i</text:span> wystąpił błąd.</text:p>
      <text:p text:style-name="P8">3. <text:span text:style-name="T4">Komputer, na którym wystąpił błąd odzyskał połączenie z siecią.</text:span></text:p>
      <text:p text:style-name="P8"/>
      <text:p text:style-name="P9">Należy rozpatrzeć scenariusz, w którym użytkownik nie chce przesyłać crash report do Sentry.</text:p>
      <text:p text:style-name="P9"/>
      <text:p text:style-name="P11">Po przeprowadzeniu każdego ze scenariuszy należy przejrzeć zawartość katalogów ./obci/crash_reports, ~/.obci/crash_reports_to_send, ~/.obci/crash_reports_send_failed. Porównać <text:s/>ją z oczekiwanym rezultatem.</text:p>
      <text:p text:style-name="P11"/>
      <text:p text:style-name="P10"/>
      <text:p text:style-name="P61"><text:span text:style-name="T9">Pytania</text:span>:</text:p>
      <text:p text:style-name="P10"/>
      <text:p text:style-name="P10">Co dokładnie dziejej się z niezgłoszonymi raportami? Jak długo i jak często użytkownik ma anulować wysyłanie, żeby przestał być o nie pytany?</text:p>
      <text:p text:style-name="P10"/>
      <text:p text:style-name="P83">Uwagi:</text:p>
      <text:p text:style-name="P83"/>
      <text:p text:style-name="P83">Obecnie <text:span text:style-name="T23">aktywne</text:span> są dwa systemy logowania – stary tekstowy i nowy – bazodanowy. Przed rozpoczęciem testów najlepiej usunąć stary system logowania.</text:p>
      <text:p text:style-name="P84"/>
      <text:p text:style-name="P84">Prawdopodobnie, obecnie pliki są scalane i usuwane tylko po wystąpieniu błędu. Jeżeli tak, to do pliku ~/.obci/logs/logs.sqlite trafiają pliki tylko z tego folderu, w którym pojawił się błąd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1:04:08.617025134</meta:creation-date>
    <meta:generator>LibreOffice/5.1.4.2$Linux_X86_64 LibreOffice_project/10m0$Build-2</meta:generator>
    <dc:date>2016-12-06T18:22:03.804602844</dc:date>
    <meta:editing-duration>PT56M54S</meta:editing-duration>
    <meta:editing-cycles>13</meta:editing-cycles>
    <meta:document-statistic meta:table-count="0" meta:image-count="0" meta:object-count="0" meta:page-count="8" meta:paragraph-count="150" meta:word-count="1193" meta:character-count="9140" meta:non-whitespace-character-count="8086"/>
  </office:meta>
</office:document-meta>
</file>